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a27" officeooo:paragraph-rsid="0001da27"/>
    </style:style>
    <style:style style:name="P2" style:family="paragraph" style:parent-style-name="Standard">
      <style:text-properties officeooo:rsid="00031683" officeooo:paragraph-rsid="00031683"/>
    </style:style>
    <style:style style:name="P3" style:family="paragraph" style:parent-style-name="Standard">
      <style:text-properties officeooo:rsid="00031683" officeooo:paragraph-rsid="00031683"/>
    </style:style>
    <style:style style:name="T1" style:family="text">
      <style:text-properties officeooo:rsid="00031683"/>
    </style:style>
    <style:style style:name="T2" style:family="text">
      <style:text-properties officeooo:rsid="00041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Node.js file upload<text:span text:style-name="T2"> [solved]</text:span></text:p>
      <text:p text:style-name="P1">- dataset retrieval and manag<text:span text:style-name="T2">e</text:span>ment (possibly using sqlite)<text:span text:style-name="T2"> [solved, no db's needed, localStorage at most]</text:span></text:p>
      <text:p text:style-name="P1">- exception-based error handling<text:span text:style-name="T2"> [with interceptors shouldn't be too hard]</text:span></text:p>
      <text:p text:style-name="P1">- <text:span text:style-name="T1">two-sided model synchronization [huh?]</text:span></text:p>
      <text:p text:style-name="P2">- are multiple instances needed? (better leave some options open)<text:span text:style-name="T2"> [hmm... that's pretty tough]</text:span></text:p>
      <text:p text:style-name="P2">- sound, but simple documentation strategy<text:span text:style-name="T2"> [lo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2:24:15.963062789</meta:creation-date>
    <dc:date>2016-02-02T00:34:54.705068727</dc:date>
    <meta:editing-duration>PT1M2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56" meta:character-count="391" meta:non-whitespace-character-count="341"/>
  </office:meta>
</office:document-meta>
</file>